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.5pt" style:font-size-asian="10.5pt" style:font-size-complex="10.5pt"/>
    </style:style>
    <style:style style:name="T4" style:family="text">
      <style:text-properties style:font-name="Courier New" fo:font-size="10.5pt" fo:font-style="italic" style:font-size-asian="10.5pt" style:font-style-asian="italic" style:font-size-complex="10.5pt" style:font-style-complex="italic"/>
    </style:style>
    <style:style style:name="T5" style:family="text">
      <style:text-properties style:font-name="Courier New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6" style:family="text">
      <style:text-properties style:font-name="Courier New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normal" style:font-style-asian="normal" style:font-style-complex="normal"/>
    </style:style>
    <style:style style:name="T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0.5pt" style:font-size-asian="10.5pt" style:font-size-complex="10.5pt"/>
    </style:style>
    <style:style style:name="T1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1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zęść 1 – komunikacja sieciowa (socket)</text:p>
      <text:p text:style-name="Standard"/>
      <text:p text:style-name="P1">zad. 1 – Prosty serwer</text:p>
      <text:p text:style-name="P5">Utwórz obiekt klasy <text:span text:style-name="T3">socket</text:span> (z modułu <text:span text:style-name="T3">socket</text:span>). W konstruktorze podaj następujące argumenty: <text:s/><text:span text:style-name="T3">socket.AF_INET, socket.SOCK_STREAM</text:span>. Pierwszy z nich wskazuje, że będziemy korzystać z protokołu IP w wersji 4. Drugi określa typ gniazda jako gniazdo strumieniowe (wykorzystywane przez TCP).</text:p>
      <text:p text:style-name="Standard"><text:span text:style-name="T1">Wywołaj na utworzonym sockecie metodę </text:span><text:span text:style-name="T6">bind((</text:span><text:span text:style-name="T5">ip, port</text:span><text:span text:style-name="T6">))</text:span><text:span text:style-name="T10">. Dowiąże ona nasz socket do konkretnego adresu IP i portu urządzenia. W miejsce </text:span><text:span text:style-name="T5">ip</text:span><text:span text:style-name="T10"> wstaw adres loopback (127.0.0.1) jeśli chcesz testować działanie programu tylko w obrębie tego urządzenia lub <text:s/>adres interfejsu siecowego, jeśli chesz przetestować połączenie z innym urządzeniem (adres wpisz jako </text:span><text:span text:style-name="T9">string</text:span><text:span text:style-name="T10">). Jako </text:span><text:span text:style-name="T5">port</text:span><text:span text:style-name="T10"> możesz podać dowolną liczbę z zakresu </text:span><text:span text:style-name="T6">1024-</text:span><text:span text:style-name="T3">65535</text:span><text:span text:style-name="T7">.</text:span></text:p>
      <text:p text:style-name="Standard"><text:span text:style-name="T7">Wywołaj na sockecie metodę </text:span><text:span text:style-name="T3">listen()</text:span><text:span text:style-name="T11">. Jako argument przyjmuje ona maksymalną dopuszczalną ilość niezaakceptowanych połączeń zanim system zacznie odrzucać kolejne. Będziemy chcieli obsługiwać tylko jednego klienta, więc możemy wpisać </text:span><text:span text:style-name="T3">1</text:span><text:span text:style-name="T11">.</text:span></text:p>
      <text:p text:style-name="Standard"/>
      <text:p text:style-name="P1">zad. 2 – Prosty klient</text:p>
      <text:p text:style-name="P5">Utwórz obiekt klasy <text:span text:style-name="T2">socket</text:span> (z modułu <text:span text:style-name="T2">socket</text:span>). W konstruktorze podaj następujące argumenty: <text:s/><text:span text:style-name="T2">socket.AF_INET, socket.SOCK_STREAM</text:span>. Pierwszy z nich wskazuje, że będziemy korzystać z protokołu IP w wersji 4. Drugi określa typ gniazda jako gniazdo strumieniowe (wykorzystywane przez TCP).</text:p>
      <text:p text:style-name="P5">Wywołaj na utworzonym sockecie metodę <text:span text:style-name="T2">connect((ip, port))</text:span><text:span text:style-name="T7">. Posłuży on do nawiązania połączenia z serwerem o podanym adresie IP na podanym porcie. W miejsce ip wstaw adres IP</text:span></text:p>
      <text:p text:style-name="P1"/>
      <text:p text:style-name="P1">zad. 3 – Testowanie komunikacji</text:p>
      <text:p text:style-name="P1"/>
      <text:p text:style-name="P2">Część 2 – tworzenie interfejsu tekstowego (npyscreen)</text:p>
      <text:p text:style-name="P3"/>
      <text:p text:style-name="P4">zad. 4 – Tworzenie klasy formularza</text:p>
      <text:p text:style-name="P4"/>
      <text:p text:style-name="P4">zad. 5 – Tworzenie klasy aplikacji</text:p>
      <text:p text:style-name="P4"/>
      <text:p text:style-name="P2">Część 3 – połączenie programów (klient sieciowy z TU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9S</meta:editing-duration>
    <meta:editing-cycles>5</meta:editing-cycles>
    <meta:generator>OpenOffice/4.1.3$Win32 OpenOffice.org_project/413m1$Build-9783</meta:generator>
    <dc:date>2019-06-02T16:44:46.53</dc:date>
    <meta:document-statistic meta:table-count="0" meta:image-count="0" meta:object-count="0" meta:page-count="1" meta:paragraph-count="13" meta:word-count="238" meta:character-count="1680"/>
    <meta:user-defined meta:name="Info 1"/>
    <meta:user-defined meta:name="Info 2"/>
    <meta:user-defined meta:name="Info 3"/>
    <meta:user-defined meta:name="Info 4"/>
  </office:meta>
</office:document-meta>
</file>